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paragraph-rsid="0012bcb3"/>
    </style:style>
    <style:style style:name="P2" style:family="paragraph" style:parent-style-name="Standard">
      <style:text-properties officeooo:rsid="0012bcb3" officeooo:paragraph-rsid="0012bcb3"/>
    </style:style>
    <style:style style:name="P3" style:family="paragraph" style:parent-style-name="Standard">
      <style:text-properties officeooo:rsid="0013c66d" officeooo:paragraph-rsid="0013c66d"/>
    </style:style>
    <style:style style:name="P4" style:family="paragraph" style:parent-style-name="Standard">
      <style:text-properties officeooo:rsid="0013c66d" officeooo:paragraph-rsid="001660d8"/>
    </style:style>
    <style:style style:name="T1" style:family="text">
      <style:text-properties officeooo:rsid="0012bcb3"/>
    </style:style>
    <style:style style:name="T2" style:family="text">
      <style:text-properties officeooo:rsid="0013c66d"/>
    </style:style>
    <style:style style:name="T3" style:family="text">
      <style:text-properties officeooo:rsid="001660d8"/>
    </style:style>
    <style:style style:name="T4" style:family="text">
      <style:text-properties officeooo:rsid="0017a9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ras Jornadas Nacionales de Seguridad Informática</text:p>
      <text:p text:style-name="P2"/>
      <text:p text:style-name="P2">Tendencias en informática forense</text:p>
      <text:p text:style-name="P2">Lic. Yony Richard Montoya Burgos </text:p>
      <text:p text:style-name="P2">Gerente Técnico en TX Bolivia S.R.L. </text:p>
      <text:p text:style-name="P2">Docente de Seguridad y Auditoría de Redes. </text:p>
      <text:p text:style-name="P2">Director de Carrera de Ing. de Sistemas </text:p>
      <text:p text:style-name="P2">UMSS.</text:p>
      <text:p text:style-name="P2"/>
      <text:p text:style-name="P2">Seguridad en Drupal</text:p>
      <text:p text:style-name="P2">Comunidad Drupal </text:p>
      <text:p text:style-name="P2">Security and Developers for Drupal </text:p>
      <text:p text:style-name="P2"/>
      <text:p text:style-name="P2">El secreto de un programa de computación</text:p>
      <text:p text:style-name="P2">Mgr. Helga Riffarachi Z. </text:p>
      <text:p text:style-name="P2">Maestría en Administración y Gerencia </text:p>
      <text:p text:style-name="P2">(España - Madrid) </text:p>
      <text:p text:style-name="P2">Especialidad en Propiedad Intelectual </text:p>
      <text:p text:style-name="P2">(Suiza – Ginebra) </text:p>
      <text:p text:style-name="P2"/>
      <text:p text:style-name="P2">Inyectando código</text:p>
      <text:p text:style-name="P2">Luis Antonio Rosales Marcó </text:p>
      <text:p text:style-name="P2">Black Hat Speaker. </text:p>
      <text:p text:style-name="P2">Consultor Senior en Seguridad de la </text:p>
      <text:p text:style-name="P2">Información CosimTI. </text:p>
      <text:p text:style-name="P2">Líder del Capítulo OWASP en Bolivia. </text:p>
      <text:p text:style-name="P2"/>
      <text:p text:style-name="P2">Identi-key autenticación segura la llave de todo acceso</text:p>
      <text:p text:style-name="P2">Ing. Lorgio Alexander Lazarte Zurita </text:p>
      <text:p text:style-name="P2">Administrador Nacional de Seguridad </text:p>
      <text:p text:style-name="P2">Informática - Nuevatel PCS de Bolivia VIVA. </text:p>
      <text:p text:style-name="P2">Docente Diplomado Seguridad </text:p>
      <text:p text:style-name="P2">Informática.</text:p>
      <text:p text:style-name="P2"/>
      <text:p text:style-name="P2">Browser Exploitation</text:p>
      <text:p text:style-name="P2">Gonzalo Nina Mamani </text:p>
      <text:p text:style-name="P2">Consultor Independiente de Seguridad </text:p>
      <text:p text:style-name="P2">de la Información. </text:p>
      <text:p text:style-name="P2">Fundador de 0xsecurity</text:p>
      <text:p text:style-name="P2"/>
      <text:p text:style-name="P2">NMAP for Dummies and Pentesters</text:p>
      <text:p text:style-name="P2">Ing. Alvaro X. Andrade Sejas </text:p>
      <text:p text:style-name="P2">Docente para Bolivia, Argentina, y Ecuador en </text:p>
      <text:p text:style-name="P2">Certified Computer Forensic Expert. </text:p>
      <text:p text:style-name="P2">Consultor en varias organizaciones guber-</text:p>
      <text:p text:style-name="P2">namentales. (Bolivia, Ecuador, Panamá)</text:p>
      <text:p text:style-name="P2"/>
      <text:p text:style-name="P2">Auspician</text:p>
      <text:p text:style-name="P2"/>
      <text:p text:style-name="P1"><text:span text:style-name="T1">Sitio web: </text:span><text:a xlink:type="simple" xlink:href="http://jornadas.scesi.org/"><text:span text:style-name="T1">http://jornadas.scesi.org</text:span></text:a></text:p>
      <text:p text:style-name="P2"/>
      <text:p text:style-name="P2"/>
      <text:p text:style-name="P2"><text:soft-page-break/>26,27 Septiembre: </text:p>
      <text:p text:style-name="P2">Conferencias</text:p>
      <text:p text:style-name="P2"/>
      <text:p text:style-name="P2">Inversión Conferencias: </text:p>
      <text:p text:style-name="P2">Estudiantes UMSS: 80 Bs. </text:p>
      <text:p text:style-name="P2">Estudiantes Otros: 100 Bs. </text:p>
      <text:p text:style-name="P2">Profesionales: 120 Bs. </text:p>
      <text:p text:style-name="P2"/>
      <text:p text:style-name="P2">23,24,25 Septiembre: </text:p>
      <text:p text:style-name="P2"><text:s text:c="4"/>Talleres </text:p>
      <text:p text:style-name="P2"/>
      <text:p text:style-name="P2">Taller #1: </text:p>
      <text:p text:style-name="P1"><text:span text:style-name="T1">Hackeando redes inal</text:span><text:span text:style-name="T2">á</text:span><text:span text:style-name="T1">mbricas. </text:span></text:p>
      <text:p text:style-name="P2">Taller #2: </text:p>
      <text:p text:style-name="P2">Hackeando sitios web. </text:p>
      <text:p text:style-name="P2">Taller #3: </text:p>
      <text:p text:style-name="P2">Informática forense.</text:p>
      <text:p text:style-name="P2"/>
      <text:p text:style-name="P3">Inversión Talleres: </text:p>
      <text:p text:style-name="P3">Estudiantes UMSS: 80 Bs. </text:p>
      <text:p text:style-name="P3">Estudiantes Otros: 100 Bs. </text:p>
      <text:p text:style-name="P3">Profesionales: 120 Bs. </text:p>
      <text:p text:style-name="P3"/>
      <text:p text:style-name="P3">Inversión cubre: </text:p>
      <text:p text:style-name="P3">Certificado con valor curricular </text:p>
      <text:p text:style-name="P3">Refrigerio </text:p>
      <text:p text:style-name="P3">Material de escritorio </text:p>
      <text:p text:style-name="P3">Credenciales </text:p>
      <text:p text:style-name="P3"/>
      <text:p text:style-name="P3">Inscripciones: </text:p>
      <text:p text:style-name="P3">SCESI, ultimo piso bloque </text:p>
      <text:p text:style-name="P4">central de tecnología – UMSS </text:p>
      <text:p text:style-name="P4">Cel: 72703779 <text:span text:style-name="T3">-</text:span> 70364307 </text:p>
      <text:p text:style-name="P3"><text:s text:c="7"/>74312946 <text:span text:style-name="T3">-</text:span>76414042</text:p>
      <text:p text:style-name="P3"/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>Talleres</text:span></text:p>
      <text:p text:style-name="P4"><text:span text:style-name="T3"/></text:p>
      <text:p text:style-name="P4"><text:span text:style-name="T3">Hackeando redes inalámbricas</text:span></text:p>
      <text:p text:style-name="P4"><text:span text:style-name="T3">Christian Lima</text:span></text:p>
      <text:p text:style-name="P4"><text:span text:style-name="T3">La presencia cada vez mayor de redes de comunicaciones</text:span></text:p>
      <text:p text:style-name="P4"><text:span text:style-name="T3">inalámbricas, así como el uso de equipos portátiles y dispositivos</text:span></text:p>
      <text:p text:style-name="P4"><text:span text:style-name="T3">móviles, conectados a redes domésticas y corporativas, expone el</text:span></text:p>
      <text:p text:style-name="P4"><text:span text:style-name="T3">perímetro de las organizaciones a un gran número de ataques contra</text:span></text:p>
      <text:p text:style-name="P4"><text:span text:style-name="T3">su infraestructura.</text:span></text:p>
      <text:p text:style-name="P4"><text:span text:style-name="T3">Este taller surge con el objetivo de cubrir conocimientos sobre</text:span></text:p>
      <text:p text:style-name="P4"><text:span text:style-name="T3">técnicas de ataque y defensa, mediante un enfoque metodológico,</text:span></text:p>
      <text:p text:style-name="P4"><text:span text:style-name="T3">ágil y usable que ayude a realizar con éxito un análisis de seguridad,</text:span></text:p>
      <text:p text:style-name="P4"><text:span text:style-name="T3">mediante el uso de la metodología OWISAM (Open Wireless Security</text:span></text:p>
      <text:p text:style-name="P4"><text:span text:style-name="T3">Assessment Methodology).</text:span></text:p>
      <text:p text:style-name="P4"><text:span text:style-name="T3"/></text:p>
      <text:p text:style-name="P4"><text:span text:style-name="T3">Hackeando </text:span><text:span text:style-name="T4">sitios</text:span><text:span text:style-name="T3"> web</text:span></text:p>
      <text:p text:style-name="P4"><text:span text:style-name="T3">Gonzalo Nina Mamani</text:span></text:p>
      <text:p text:style-name="Standard">En este taller, altamente práctico, descubriremos cuales son las vulnerabilidades que encontramos más a menudo en una aplicación web, como explotar dichas vulnerabilidades y las medidas necesarias para mitigarl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nifont1" svg:font-family="unifon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B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unifont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unifont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21:46:04</meta:creation-date>
    <dc:date>2013-09-03T23:58:55</dc:date>
    <meta:editing-duration>PT15M48S</meta:editing-duration>
    <meta:editing-cycles>3</meta:editing-cycles>
    <meta:generator>LibreOffice/4.0.4.2$Linux_X86_64 LibreOffice_project/400m0$Build-2</meta:generator>
    <meta:document-statistic meta:table-count="0" meta:image-count="0" meta:object-count="0" meta:page-count="3" meta:paragraph-count="85" meta:word-count="369" meta:character-count="2685" meta:non-whitespace-character-count="2328"/>
  </office:meta>
</office:document-meta>
</file>